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Inter" svg:font-family="Int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1cb1f" officeooo:paragraph-rsid="0001cb1f" style:font-size-asian="12pt" style:font-size-complex="12pt"/>
    </style:style>
    <style:style style:name="P2" style:family="paragraph" style:parent-style-name="Standard">
      <style:text-properties style:font-name="Calibri" fo:font-size="12pt" fo:font-weight="bold" officeooo:rsid="0003d085" officeooo:paragraph-rsid="0003d08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officeooo:rsid="0003d085" officeooo:paragraph-rsid="0003d085" style:font-size-asian="12pt" style:font-size-complex="12pt"/>
    </style:style>
    <style:style style:name="P4" style:family="paragraph" style:parent-style-name="Standard">
      <style:text-properties style:font-name="Calibri" fo:font-size="12pt" officeooo:rsid="00037dd4" officeooo:paragraph-rsid="00037dd4" style:font-size-asian="12pt" style:font-size-complex="12pt"/>
    </style:style>
    <style:style style:name="P5" style:family="paragraph" style:parent-style-name="Preformatted_20_Text">
      <style:text-properties style:font-name="Calibri" fo:font-size="12pt" fo:font-weight="bold" officeooo:rsid="00037dd4" officeooo:paragraph-rsid="00037dd4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Calibri" fo:font-size="12pt" fo:font-weight="normal" officeooo:rsid="0003d085" officeooo:paragraph-rsid="0003d085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Calibri" fo:font-size="12pt" fo:font-weight="bold" officeooo:rsid="0003d085" officeooo:paragraph-rsid="0003d08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officeooo:rsid="0001cb1f" officeooo:paragraph-rsid="0001cb1f"/>
    </style:style>
    <style:style style:name="T1" style:family="text">
      <style:text-properties officeooo:rsid="0003d085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step is to create the data bases. This is done by applying the first data migration (initial_001 )</text:p>
      <text:p text:style-name="P1"/>
      <text:p text:style-name="P2">python manage.py migrate</text:p>
      <text:p text:style-name="P1"/>
      <text:p text:style-name="P1"><text:s/>However, there are many advanced functionalities loaded at startup nterfering with this process because it requires the databases. For this to work, I had to remove all apps but lab and modify views.py and urls.py for not firing this. I have to find a way to initialize this in a script somehow. Once the migrations are done, the populate_initial_database can be run. <text:span text:style-name="T1">I added a try statement in the views and in the url. Its now ok</text:span></text:p>
      <text:p text:style-name="P1"/>
      <text:p text:style-name="P3">then populate the database running : <text:span text:style-name="T2">full_cost.constants.populate_database_initial.py</text:span></text:p>
      <text:p text:style-name="P1"/>
      <text:p text:style-name="P4">SUPERUSER :</text:p>
      <text:p text:style-name="P5">python manage.py createsuperuser</text:p>
      <text:p text:style-name="P5"/>
      <text:p text:style-name="P6">test the views :</text:p>
      <text:p text:style-name="P6"/>
      <text:p text:style-name="P7">python manage.py runserver</text:p>
      <text:p text:style-name="P4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Inter" svg:font-family="Int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3:07:32.083000000</meta:creation-date>
    <dc:date>2025-01-10T17:49:25.516000000</dc:date>
    <meta:editing-duration>PT31M28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8" meta:word-count="118" meta:character-count="730" meta:non-whitespace-character-count="619"/>
  </office:meta>
</office:document-meta>
</file>